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xi Mono1" svg:font-family="'Luxi Mono'"/>
    <style:font-face style:name="Lucida Sans1" svg:font-family="'Lucida Sans'" style:font-family-generic="swiss"/>
    <style:font-face style:name="Luxi Mono" svg:font-family="'Luxi Mono'" style:font-family-generic="modern" style:font-pitch="variable"/>
    <style:font-face style:name="Luxi Sans" svg:font-family="'Luxi Sans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xi Sans" fo:font-size="36pt" officeooo:rsid="0004a2b0" officeooo:paragraph-rsid="0004a2b0" style:font-size-asian="36pt" style:font-size-complex="36pt"/>
    </style:style>
    <style:style style:name="P2" style:family="paragraph" style:parent-style-name="Standard">
      <style:text-properties style:font-name="Luxi Sans" fo:font-size="36pt" fo:font-style="italic" officeooo:rsid="0004a2b0" officeooo:paragraph-rsid="0004a2b0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Luxi Sans" fo:font-size="36pt" fo:font-style="italic" fo:font-weight="bold" officeooo:rsid="0004a2b0" officeooo:paragraph-rsid="0004a2b0" style:font-size-asian="36pt" style:font-style-asian="italic" style:font-weight-asian="bold" style:font-size-complex="36pt" style:font-style-complex="italic" style:font-weight-complex="bold"/>
    </style:style>
    <style:style style:name="P4" style:family="paragraph" style:parent-style-name="Standard">
      <style:text-properties style:font-name="Luxi Sans" fo:font-size="36pt" fo:font-weight="bold" officeooo:rsid="0004a2b0" officeooo:paragraph-rsid="0004a2b0" style:font-size-asian="36pt" style:font-weight-asian="bold" style:font-size-complex="36pt" style:font-weight-complex="bold"/>
    </style:style>
    <style:style style:name="T1" style:family="text">
      <style:text-properties style:font-name="Luxi Mono1" style:font-name-asian="Luxi Mono1" style:font-name-complex="Luxi Mono1"/>
    </style:style>
    <style:style style:name="T2" style:family="text">
      <style:text-properties style:font-name-asian="NSimSun" style:font-name-complex="Lucida Sans"/>
    </style:style>
    <style:style style:name="T3" style:family="text">
      <style:text-properties style:font-name-asian="Luxi Mono1" style:font-name-complex="Luxi Mono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ed over the lazy dog. $123.45? <text:span text:style-name="T3">€</text:span><text:span text:style-name="T2">678,90!</text:span></text:p>
      <text:p text:style-name="P2"><text:span text:style-name="T2">The quick brown fox jumped over the lazy dog. $123.45? </text:span><text:span text:style-name="T3">€</text:span><text:span text:style-name="T2">678,90!</text:span></text:p>
      <text:p text:style-name="P4"><text:span text:style-name="T2">The quick brown fox jumped over the lazy dog. $123.45? </text:span><text:span text:style-name="T3">€</text:span><text:span text:style-name="T2">678,90!</text:span></text:p>
      <text:p text:style-name="P3"><text:span text:style-name="T2">The quick brown fox jumped over the lazy dog. $123.45? </text:span><text:span text:style-name="T3">€</text:span><text:span text:style-name="T2">678,90!</text:span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xi Mono1" svg:font-family="'Luxi Mono'"/>
    <style:font-face style:name="Lucida Sans1" svg:font-family="'Lucida Sans'" style:font-family-generic="swiss"/>
    <style:font-face style:name="Luxi Mono" svg:font-family="'Luxi Mono'" style:font-family-generic="modern" style:font-pitch="variable"/>
    <style:font-face style:name="Luxi Sans" svg:font-family="'Luxi Sans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14:17:31.023000000</meta:creation-date>
    <dc:date>2020-05-11T14:28:52.287000000</dc:date>
    <meta:editing-duration>PT11M21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4" meta:word-count="44" meta:character-count="252" meta:non-whitespace-character-count="212"/>
  </office:meta>
</office:document-meta>
</file>